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T1" style:family="text">
      <style:text-properties officeooo:rsid="00149a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<text:span text:style-name="T1">ODF </text:span>document was created and validly signed by a trusted entity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8:18:53.348000000</meta:creation-date>
    <dc:date>2022-06-07T18:20:02.796000000</dc:date>
    <meta:editing-duration>PT1M10S</meta:editing-duration>
    <meta:editing-cycles>1</meta:editing-cycles>
    <meta:document-statistic meta:table-count="0" meta:image-count="0" meta:object-count="0" meta:page-count="1" meta:paragraph-count="1" meta:word-count="12" meta:character-count="69" meta:non-whitespace-character-count="58"/>
    <meta:generator>LibreOffice/7.3.1.3$Windows_X86_64 LibreOffice_project/a69ca51ded25f3eefd52d7bf9a5fad8c90b87951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200cc0047003700fd0064004a00ff00be005e000000af007500bc009d005e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nboGNxPXK083zYt9EUHTLfnr2aii+hSp4S+7FQqmve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pYEezONI1U4NTzkz555x9NJIQ3L5SZToxe76x/uAuRs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LDO4/zZy1MsQHOq4YOvYy6IiwHqs0T/FUX+q/k85d9Q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oVr7yotXUqOJERgYHFnVhaN6Bh/muKzP+tpACJbq+kk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Jv3ugSFopoXiw8hnLJ1ViVJk0IBRYlRplHB6OU4llLA=</DigestValue>
      </Reference>
      <Reference URI="Thumbnails/thumbnail.png">
        <DigestMethod Algorithm="http://www.w3.org/2001/04/xmlenc#sha256"/>
        <DigestValue>WV/5lQFB1Fhy23bwPiokcPO7ABY/1n7UCuHeBFNi03Q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4700cd00bd00d900c7001c004c0054008f00f9003b009f007a00c400bd0070">
        <DigestMethod Algorithm="http://www.w3.org/2001/04/xmlenc#sha256"/>
        <DigestValue>gt2PB8EZ9jqRN9+q8a3z7bL+abRfNz85GcdNloHUudE=</DigestValue>
      </Reference>
      <Reference URI="#idSignedProperties_ID_000200cc0047003700fd0064004a00ff00be005e000000af007500bc009d005e" Type="http://uri.etsi.org/01903#SignedProperties">
        <DigestMethod Algorithm="http://www.w3.org/2001/04/xmlenc#sha256"/>
        <DigestValue>sNb9uQTbAb7EK0hr51wnckDgpFb40kFkqFNEOzB48kI=</DigestValue>
      </Reference>
    </SignedInfo>
    <SignatureValue>ULIS2xDvRkCX3JobHitT4eLs51OUHuRXytzlcgKDx9kJySvb67MHjZfWVA8w2sXl
SF1DciZySI9jcNgG3ytATkn8MIAquRsZdpkXopS3l8AHRG6qtTd3bhYrkC3e/IEK
LE5qXQlu5S4z8tZjOgAU6sQjr7iotnvW7ASpYMUsUHd99O2zBZsz01Ej4uT7UzXl
bL7TegfMkkh84YyAj148QAIawIvLdJry+lY2faxuIZkcUgBpQ3nQWtk/91waNU8O
x+SdTATuynXUECngAjToy9RbmS6FcRVMropPFkgRigzdzXWCimWrN6nThT132COo
8EEzgshRE+gPAZqgHAodfQ==</SignatureValue>
    <KeyInfo>
      <X509Data>
        <X509IssuerSerial>
          <X509IssuerName>CN=WISeKey CertifyID Personal GB CA 4, O=WISeKey, C=CH</X509IssuerName>
          <X509SerialNumber>370968162090380647522806496837736695850054425297</X509SerialNumber>
        </X509IssuerSerial>
        <X509Certificate>MIIFIjCCBAqgAwIBAgIUQPrJpy4wMIpzem4ibB50lEfzmtEwDQYJKoZIhvcNAQELBQAwTDELMAkGA1UEBhMCQ0gxEDAOBgNVBAoTB1dJU2VLZXkxKzApBgNVBAMTIldJU2VLZXkgQ2VydGlmeUlEIFBlcnNvbmFsIEdCIENBIDQwHhcNMjIwNjA3MDgxMzE1WhcNMjIwOTA1MDgyMzAwWjCBnDFCMEAGA1UECww5UGVyc29uJ3MgSWRlbnRpdHkgbm90IFZlcmlmaWVkIC0gV0lTZUlEIEZyZWUgQ2VydGlmaWNhdGVzMScwJQYDVQQDDB50cnVzdGVkLnBlcnNvbi5vb3htbEBnbWFpbC5jb20xLTArBgkqhkiG9w0BCQEWHnRydXN0ZWQucGVyc29uLm9veG1sQGdtYWlsLmNvbTCCASIwDQYJKoZIhvcNAQEBBQADggEPADCCAQoCggEBANEpxJ0VzV3zYur0L5iCDkdsE/W6hYiWv0zGXE48msfy62ab7zqeAZ8Har7jPnnePSx7OGNcy+8YqezOC3h011s2NQz3MGtWDAqxH35kKVRWNsa/SWrLO9ii3/Hc0wko/1n9DVJRpZ8GMVDXDJXbVfTQxACZ2caxbGao9T+YNJJguuN1dSkoJ8TOabub+ZmvVClUiMTwBDis45EWpMjpbDDjnAVpnti7Qac3ZyaMz75I17w5KgxllqE9DyUzK0bq9pP5J+FyO+ZEM/7tIR62H+gFRpXdHXfOWp1cykhcZ/dqzZezex88qRd90puc1J/tT0D0rt5ZamApIe9jfOEDb3MCAwEAAaOCAakwggGlMAwGA1UdEwEB/wQCMAAwHwYDVR0jBBgwFoAU22gsA1d6zD1saaE5oJu/sIoZV7EwcAYIKwYBBQUHAQEEZDBiMDsGCCsGAQUFBzAChi9odHRwOi8vcHVibGljLndpc2VrZXkuY29tL2NydC93Y2lkcGVyc2diY2E0LmNlcjAjBggrBgEFBQcwAYYXaHR0cDovL29jc3Aud2lzZWtleS5jb20wKQYDVR0RBCIwIIEedHJ1c3RlZC5wZXJzb24ub294bWxAZ21haWwuY29tMEcGA1UdIARAMD4wPAYIYIV0BQ4HBAEwMDAuBggrBgEFBQcCARYiaHR0cDovL3d3dy53aXNla2V5LmNvbS9yZXBvc2l0b3J5LzBABgNVHR8EOTA3MDWgM6Axhi9odHRwOi8vcHVibGljLndpc2VrZXkuY29tL2NybC93Y2lkcGVyc2diY2E0LmNybDAdBgNVHQ4EFgQU9IFyKj8sDK/ztLqm8aM7kCzwJJgwHQYDVR0lBBYwFAYIKwYBBQUHAwIGCCsGAQUFBwMEMA4GA1UdDwEB/wQEAwIFoDANBgkqhkiG9w0BAQsFAAOCAQEAjKuxfduzi6WdRN6M8ovAYoHyKr1C4fmNgpKNUkzmloIY5wMebOvruPraj4UaBs+CzavoKa7w5ydQFc/HbGPa4emefdCReRSmHfHAkHs642uM5tyMSaqOHRgNu1JeA7W+Np7UqMPa+QNp3Osr/PWXEHR0YjjJJwvKovaEcqAiANFwIRoWvwTD0HPDtCtTmKQ0s8/vWpQTRKRSiV98mwpeUgoJ1RzTpplhduByQmyeHDHQsa3l/NzZk2KPpqlEh/qGbLENv7KASHgiEH9ue3tg5uCG/cNS6m44dG4bs09drA8Azc/7K1/hWKX4JPGh+nNGD6zpNW285MqRxdjizywiNw==</X509Certificate>
      </X509Data>
    </KeyInfo>
    <Object>
      <SignatureProperties>
        <SignatureProperty Id="ID_004700cd00bd00d900c7001c004c0054008f00f9003b009f007a00c400bd0070" Target="#ID_000200cc0047003700fd0064004a00ff00be005e000000af007500bc009d005e">
          <dc:date xmlns:dc="http://purl.org/dc/elements/1.1/">2022-06-07T18:20:41.313000000</dc:date>
        </SignatureProperty>
      </SignatureProperties>
    </Object>
    <Object xmlns:xd="http://uri.etsi.org/01903/v1.3.2#">
      <xd:QualifyingProperties Target="#ID_000200cc0047003700fd0064004a00ff00be005e000000af007500bc009d005e">
        <xd:SignedProperties Id="idSignedProperties_ID_000200cc0047003700fd0064004a00ff00be005e000000af007500bc009d005e">
          <xd:SignedSignatureProperties>
            <xd:SigningTime>2022-06-07T18:20:41.313000000</xd:SigningTime>
            <xd:SigningCertificate>
              <xd:Cert>
                <xd:CertDigest>
                  <DigestMethod Algorithm="http://www.w3.org/2001/04/xmlenc#sha256"/>
                  <DigestValue>6N4C+f2Pp6A4t8PIzUr8nSvv5A8OtHh+Knfg8OaiiY8=</DigestValue>
                </xd:CertDigest>
                <xd:IssuerSerial>
                  <X509IssuerName>CN=WISeKey CertifyID Personal GB CA 4, O=WISeKey, C=CH</X509IssuerName>
                  <X509SerialNumber>37096816209038064752280649683773669585005442529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0200cc0047003700fd0064004a00ff00be005e000000af007500bc009d005e">
          <xd:UnsignedSignatureProperties>
            <xd:CertificateValues>
              <xd:EncapsulatedX509Certificate>MIIDtTCCAp2gAwIBAgIQdrEgUnTwhYdGs/gjGvbCwDANBgkqhkiG9w0BAQsFADBtMQswCQYDVQQGEwJDSDEQMA4GA1UEChMHV0lTZUtleTEiMCAGA1UECxMZT0lTVEUgRm91bmRhdGlvbiBFbmRvcnNlZDEoMCYGA1UEAxMfT0lTVEUgV0lTZUtleSBHbG9iYWwgUm9vdCBHQiBDQTAeFw0xNDEyMDExNTAwMzJaFw0zOTEyMDExNTEwMzFaMG0xCzAJBgNVBAYTAkNIMRAwDgYDVQQKEwdXSVNlS2V5MSIwIAYDVQQLExlPSVNURSBGb3VuZGF0aW9uIEVuZG9yc2VkMSgwJgYDVQQDEx9PSVNURSBXSVNlS2V5IEdsb2JhbCBSb290IEdCIENBMIIBIjANBgkqhkiG9w0BAQEFAAOCAQ8AMIIBCgKCAQEA2Be3HEokKtaXscriHvt9OO+Y9bI5mE4nuBFde9IllIiCFSZqGzG7qFshISvYD06fWvGxWuR51jIjK+FTzJlFXHtPrby/h0oLS5daqPZI7H17Dc0hBt+eFf1Biki3IPShehtX1F1Q/7pn2COZH8g/497/b1t3sWtuuMlk9+HKQUYOKXHQuSP8yYFfTvdv37+ErXNku7dCjmn21HYdfp2nuFeKUWdy19SouJVUQHMD9ur06/4oQnc/nSMbsrY9gBQHTC5P99UKFg29ZkM3fiNDecNAhvVMKdqOmq0NpQSHiB6F4+lT1ZvIiwNjeOvgGUpuuy9rM2RYk61pv48b74JIxwIDAQABo1EwTzALBgNVHQ8EBAMCAYYwDwYDVR0TAQH/BAUwAwEB/zAdBgNVHQ4EFgQUNQ/INmNe4qPs+TtmFc5RUuORmj0wEAYJKwYBBAGCNxUBBAMCAQAwDQYJKoZIhvcNAQELBQADggEBAEBM+4eymYGQfp3FsLAmzYh7KzKNbrghcViXfa43FK8+5/ea4n32cZiZBKpDdHij40lhPnOMTZTg+XHEthYOU3gf1qKHLwI5gSk8rxWYITD+KJAAjNHhy/peyP34EEY7onhCkRd0VQreUGdNZtGn//3ZwLWoo4rOZvUPQ82nK1d7Y0Zqqi5S2PTt4W2tKZB4SLrhI6qjiey1q5bAtEuiHZeeevJuQHHfaPFlTc58Bd9TZaml8LGXBHAVRgOY1NK/VLSgWH1Sb9pWJmLU2NuJMW8c8CLC02IcNc1MaRVUGpCY3useX8p3x8uOPUNpnJpY0CQ73xtAln41rYHHTnG6iBM=</xd:EncapsulatedX509Certificate>
              <xd:EncapsulatedX509Certificate>MIIEvjCCA6agAwIBAgITMwAAABzNh2vJdU6nywAAAAAAHDANBgkqhkiG9w0BAQsFADBtMQswCQYDVQQGEwJDSDEQMA4GA1UEChMHV0lTZUtleTEiMCAGA1UECxMZT0lTVEUgRm91bmRhdGlvbiBFbmRvcnNlZDEoMCYGA1UEAxMfT0lTVEUgV0lTZUtleSBHbG9iYWwgUm9vdCBHQiBDQTAeFw0yMDA3MDQxNTIwMjZaFw0zNTA3MDQxNTMwMjZaMEwxCzAJBgNVBAYTAkNIMRAwDgYDVQQKEwdXSVNlS2V5MSswKQYDVQQDEyJXSVNlS2V5IENlcnRpZnlJRCBQZXJzb25hbCBHQiBDQSA0MIIBIjANBgkqhkiG9w0BAQEFAAOCAQ8AMIIBCgKCAQEAsL4uMagNTJAAQIqfngQ+idSu0CnOKSs01xdVCJd4J/L6FE26lvJJQKvr8Kw44571K9WsPDP4vyvbAhMnCAq5z9ukb9PqGwQu7zaM/YKRLspwSFaG7H3F5xqAQOzOClsW8gVYxrOUe6Uzq8s29wdMgZu3lPG92WzxyGHnVaV1sa4buzWiOqTsgkBZuBXOmIDpgEJtsX70RpHoLTKS5vgI0KqljhfJpoYwdNO1zc37GpX5b/f5YYazfa52lK/i7qO0p6fu8VPvDtNObdZhD+5sMga96F/XO/c7su5/WTGa+AgTyv3k5aHJKspZU0uuMpfQClhdLgs/ScFjeNl5EGKfKwIDAQABo4IBdjCCAXIwHQYDVR0OBBYEFNtoLANXesw9bGmhOaCbv7CKGVexMB8GA1UdIwQYMBaAFDUPyDZjXuKj7Pk7ZhXOUVLjkZo9MDsGA1UdHwQ0MDIwMKAuoCyGKmh0dHA6Ly9wdWJsaWMud2lzZWtleS5jb20vY3JsL293Z3JnYmNhLmNybDBsBggrBgEFBQcBAQRgMF4wNgYIKwYBBQUHMAKGKmh0dHA6Ly9wdWJsaWMud2lzZWtleS5jb20vY3J0L293Z3JnYmNhLmNydDAkBggrBgEFBQcwAYYYaHR0cDovL29jc3Aud2lzZWtleS5jb20vMEIGA1UdIAQ7MDkwNwYEVR0gADAvMC0GCCsGAQUFBwIBFiFodHRwOi8vd3d3Lndpc2VrZXkuY29tL3JlcG9zaXRvcnkwHQYDVR0lBBYwFAYIKwYBBQUHAwQGCCsGAQUFBwMCMBIGA1UdEwEB/wQIMAYBAf8CAQAwDgYDVR0PAQH/BAQDAgEGMA0GCSqGSIb3DQEBCwUAA4IBAQC+kC2vXY3///B9YT1zK7D2d5gOpeSjqVNceddRnrfDk+ks+FtRyW7La8b9oK/hpiakkqLmuOzesbgok+Ta740l7tOxt94UjWpMLqmLJMwA/lCyj7ZVVMFOdxGhWlG5saSSqagXqoxrSdRwsmQs/YYMZf6OEA2P4Tss1flpdlsydmFpJ2qZtYusF0WiAvOYVYasXHCUI3Zb5BmU0rbya3RRQKuFYAIL9F/MfNj4T31HaCEfX+t3axRc6g+E9/yx8uSHF8aaeJhpkSwitCibz03dD+Jb7C3f30XkmyNCpGB47/r40TxmSxafVdhI6YscLiV7qbjs2n3zZHCMzjBXDJ/h</xd:EncapsulatedX509Certificate>
              <xd:EncapsulatedX509Certificate>MIIFIjCCBAqgAwIBAgIUQPrJpy4wMIpzem4ibB50lEfzmtEwDQYJKoZIhvcNAQELBQAwTDELMAkGA1UEBhMCQ0gxEDAOBgNVBAoTB1dJU2VLZXkxKzApBgNVBAMTIldJU2VLZXkgQ2VydGlmeUlEIFBlcnNvbmFsIEdCIENBIDQwHhcNMjIwNjA3MDgxMzE1WhcNMjIwOTA1MDgyMzAwWjCBnDFCMEAGA1UECww5UGVyc29uJ3MgSWRlbnRpdHkgbm90IFZlcmlmaWVkIC0gV0lTZUlEIEZyZWUgQ2VydGlmaWNhdGVzMScwJQYDVQQDDB50cnVzdGVkLnBlcnNvbi5vb3htbEBnbWFpbC5jb20xLTArBgkqhkiG9w0BCQEWHnRydXN0ZWQucGVyc29uLm9veG1sQGdtYWlsLmNvbTCCASIwDQYJKoZIhvcNAQEBBQADggEPADCCAQoCggEBANEpxJ0VzV3zYur0L5iCDkdsE/W6hYiWv0zGXE48msfy62ab7zqeAZ8Har7jPnnePSx7OGNcy+8YqezOC3h011s2NQz3MGtWDAqxH35kKVRWNsa/SWrLO9ii3/Hc0wko/1n9DVJRpZ8GMVDXDJXbVfTQxACZ2caxbGao9T+YNJJguuN1dSkoJ8TOabub+ZmvVClUiMTwBDis45EWpMjpbDDjnAVpnti7Qac3ZyaMz75I17w5KgxllqE9DyUzK0bq9pP5J+FyO+ZEM/7tIR62H+gFRpXdHXfOWp1cykhcZ/dqzZezex88qRd90puc1J/tT0D0rt5ZamApIe9jfOEDb3MCAwEAAaOCAakwggGlMAwGA1UdEwEB/wQCMAAwHwYDVR0jBBgwFoAU22gsA1d6zD1saaE5oJu/sIoZV7EwcAYIKwYBBQUHAQEEZDBiMDsGCCsGAQUFBzAChi9odHRwOi8vcHVibGljLndpc2VrZXkuY29tL2NydC93Y2lkcGVyc2diY2E0LmNlcjAjBggrBgEFBQcwAYYXaHR0cDovL29jc3Aud2lzZWtleS5jb20wKQYDVR0RBCIwIIEedHJ1c3RlZC5wZXJzb24ub294bWxAZ21haWwuY29tMEcGA1UdIARAMD4wPAYIYIV0BQ4HBAEwMDAuBggrBgEFBQcCARYiaHR0cDovL3d3dy53aXNla2V5LmNvbS9yZXBvc2l0b3J5LzBABgNVHR8EOTA3MDWgM6Axhi9odHRwOi8vcHVibGljLndpc2VrZXkuY29tL2NybC93Y2lkcGVyc2diY2E0LmNybDAdBgNVHQ4EFgQU9IFyKj8sDK/ztLqm8aM7kCzwJJgwHQYDVR0lBBYwFAYIKwYBBQUHAwIGCCsGAQUFBwMEMA4GA1UdDwEB/wQEAwIFoDANBgkqhkiG9w0BAQsFAAOCAQEAjKuxfduzi6WdRN6M8ovAYoHyKr1C4fmNgpKNUkzmloIY5wMebOvruPraj4UaBs+CzavoKa7w5ydQFc/HbGPa4emefdCReRSmHfHAkHs642uM5tyMSaqOHRgNu1JeA7W+Np7UqMPa+QNp3Osr/PWXEHR0YjjJJwvKovaEcqAiANFwIRoWvwTD0HPDtCtTmKQ0s8/vWpQTRKRSiV98mwpeUgoJ1RzTpplhduByQmyeHDHQsa3l/NzZk2KPpqlEh/qGbLENv7KASHgiEH9ue3tg5uCG/cNS6m44dG4bs09drA8Azc/7K1/hWKX4JPGh+nNGD6zpNW285MqRxdjizywiNw==</xd:EncapsulatedX509Certificate>
            </xd:CertificateValues>
          </xd:UnsignedSignatureProperties>
        </xd:UnsignedProperties>
      </xd:QualifyingProperties>
    </Object>
  </Signature>
</document-signatures>
</file>